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e91" officeooo:paragraph-rsid="00095e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Tackles modern problems first.</text:p>
      <text:p text:style-name="P1">- More innovations the more your revenue.</text:p>
      <text:p text:style-name="P1">-Easy to take something complex.</text:p>
      <text:p text:style-name="P1"/>
      <text:p text:style-name="P1"/>
      <text:p text:style-name="P1"><text:a xlink:type="simple" xlink:href="https://r1---sn-bvvbax-xcce.googlevideo.com/videoplayback?expire=1563913537&amp;ei=4Rg3Xca5D4u5hAeQkLjwCg&amp;ip=81.199.16.73&amp;id=o-AOW7_wt2h5upPCqcOSQbiWKTivmSTWPQhgosOhKkb9y5&amp;itag=22&amp;source=youtube&amp;requiressl=yes&amp;mm=31%2C26&amp;mn=sn-bvvbax-xcce%2Csn-hc57en7d&amp;ms=au%2Conr&amp;mv=m&amp;mvi=0&amp;nh=EAQ%2C&amp;pl=24&amp;initcwndbps=167500&amp;mime=video%2Fmp4&amp;ratebypass=yes&amp;dur=5683.734&amp;lmt=1472779773701084&amp;mt=1563891804&amp;fvip=1&amp;c=WEB&amp;sparams=expire%2Cei%2Cip%2Cid%2Citag%2Csource%2Crequiressl%2Cmime%2Cratebypass%2Cdur%2Clmt&amp;sig=ALgxI2wwRAIgN17GWWaiYCA6nzavmpQKtERQQZkldFX1b18u2oBbif0CIFZK_rxBTzXYYlL7w8ibu2r72bojokxMKEPnbHHbsDgx&amp;lsparams=mm%2Cmn%2Cms%2Cmv%2Cmvi%2Cnh%2Cpl%2Cinitcwndbps&amp;lsig=AHylml4wRQIhAK856MHUafAFp2sqx09s1agLf__lNUOASpJwSTl8K2j0AiAoIwSnuWdt220W9WLwvsup5quY6Phlt5sZqV3FNkH_hA%3D%3D&amp;title=Lecture%201_%20Free%20Short%20Course%20-%20SCRUM%20vs%20LEAN%20Agile%20Project%20Management" text:style-name="Internet_20_link" text:visited-style-name="Visited_20_Internet_20_Link">https://r1---sn-bvvbax-xcce.googlevideo.com/videoplayback?expire=1563913537&amp;ei=4Rg3Xca5D4u5hAeQkLjwCg&amp;ip=81.199.16.73&amp;id=o-AOW7_wt2h5upPCqcOSQbiWKTivmSTWPQhgosOhKkb9y5&amp;itag=22&amp;source=youtube&amp;requiressl=yes&amp;mm=31%2C26&amp;mn=sn-bvvbax-xcce%2Csn-hc57en7d&amp;ms=au%2Conr&amp;mv=m&amp;mvi=0&amp;nh=EAQ%2C&amp;pl=24&amp;initcwndbps=167500&amp;mime=video%2Fmp4&amp;ratebypass=yes&amp;dur=5683.734&amp;lmt=1472779773701084&amp;mt=1563891804&amp;fvip=1&amp;c=WEB&amp;sparams=expire%2Cei%2Cip%2Cid%2Citag%2Csource%2Crequiressl%2Cmime%2Cratebypass%2Cdur%2Clmt&amp;sig=ALgxI2wwRAIgN17GWWaiYCA6nzavmpQKtERQQZkldFX1b18u2oBbif0CIFZK_rxBTzXYYlL7w8ibu2r72bojokxMKEPnbHHbsDgx&amp;lsparams=mm%2Cmn%2Cms%2Cmv%2Cmvi%2Cnh%2Cpl%2Cinitcwndbps&amp;lsig=AHylml4wRQIhAK856MHUafAFp2sqx09s1agLf__lNUOASpJwSTl8K2j0AiAoIwSnuWdt220W9WLwvsup5quY6Phlt5sZqV3FNkH_hA%3D%3D&amp;title=Lecture%201_%20Free%20Short%20Course%20-%20SCRUM%20vs%20LEAN%20Agile%20Project%20Management</text:a></text:p>
      <text:p text:style-name="P1"/>
      <text:p text:style-name="P1"/>
      <text:p text:style-name="P1"/>
      <text:p text:style-name="P1">https://r4---sn-bvvbax-xcce.googlevideo.com/videoplayback?ip=81.199.16.73&amp;sig=ALgxI2wwRQIgfgZHF09tEcHeHw2-UzTRApkTYKoRO2jDEXILxRXP9PQCIQCn-8E70H33o4uX4Es037d-2XREJNCP4UqwZDbAhe8lcw%3D%3D&amp;mime=video%2Fmp4&amp;sparams=expire%2Cei%2Cip%2Cdur%2Cid%2Cipbits%2Citag%2Clmt%2Cmime%2Cratebypass%2Crequiressl%2Csource&amp;itag=22&amp;ipbits=0&amp;c=WEB&amp;mvi=3&amp;initcwndbps=127500&amp;id=o-AAl7Yv2XBW6-oQ0u_MpEUeXJMp3VUrPiYGpZMEBBQUaB&amp;ei=RBc3XfrcJcaIVM2FnpgN&amp;lsig=AHylml4wRQIgMv005HfXWe4MzEx3YyX4lCwN4Qy2XIS__rlnR7XnzxcCIQCcJD-znDIxDwLm4Va_mFi30yghuCFbmLcGQXv6kSD8KA%3D%3D&amp;lmt=1541526766292175&amp;fvip=4&amp;nh=EAQ%2C&amp;requiressl=yes&amp;txp=2311222&amp;mm=31%2C26&amp;mn=sn-bvvbax-xcce%2Csn-hc57en76&amp;lsparams=initcwndbps%2Cmm%2Cmn%2Cms%2Cmv%2Cmvi%2Cnh%2Cpl&amp;ratebypass=yes&amp;mt=1563891429&amp;mv=m&amp;ms=au%2Conr&amp;source=youtube&amp;pl=24&amp;dur=20278.659&amp;expire=1563913124&amp;title=Learn%20Angular%20-%20Full%20Tutorial%20Cour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35:04.586706044</meta:creation-date>
    <meta:editing-duration>PT1M40S</meta:editing-duration>
    <meta:editing-cycles>2</meta:editing-cycles>
    <meta:generator>LibreOffice/6.0.7.3$Linux_X86_64 LibreOffice_project/00m0$Build-3</meta:generator>
    <dc:date>2019-07-23T17:36:28.484801736</dc:date>
    <meta:document-statistic meta:table-count="0" meta:image-count="0" meta:object-count="0" meta:page-count="1" meta:paragraph-count="5" meta:word-count="20" meta:character-count="1824" meta:non-whitespace-character-count="1811"/>
  </office:meta>
</office:document-meta>
</file>